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6" style:family="paragraph" style:parent-style-name="Standard">
      <style:paragraph-properties fo:line-height="0.564cm" fo:text-align="justify" style:justify-single-word="false" style:snap-to-layout-grid="false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8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9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3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31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eb58a"/>
    </style:style>
    <style:style style:name="T9" style:family="text">
      <style:text-properties officeooo:rsid="000fdbff"/>
    </style:style>
    <style:style style:name="T10" style:family="text">
      <style:text-properties style:font-size-asian="7pt"/>
    </style:style>
    <style:style style:name="T11" style:family="text">
      <style:text-properties officeooo:rsid="000a3e1b" style:font-size-asian="7pt"/>
    </style:style>
    <style:style style:name="T12" style:family="text">
      <style:text-properties officeooo:rsid="001307e5"/>
    </style:style>
    <style:style style:name="T13" style:family="text">
      <style:text-properties officeooo:rsid="001073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9">Desenvolupant tota la integració de la característica especia de l’API meteorológica amb l’hotel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5"><text:span text:style-name="T6">3</text:span><text:span text:style-name="T8">1</text:span>h (<text:span text:style-name="T6">4</text:span> dies)</text:p>
          </table:table-cell>
        </table:table-row>
        <table:table-row table:style-name="Taula2.2">
          <table:table-cell table:style-name="Taula2.A2" office:value-type="string">
            <text:p text:style-name="P24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0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><text:span text:style-name="T8">6</text:span>h</text:p>
          </table:table-cell>
        </table:table-row>
        <table:table-row table:style-name="Taula2.2">
          <table:table-cell table:style-name="Taula2.A2" office:value-type="string">
            <text:p text:style-name="P29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0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3">la integració amb l'empresa i els seus sistemes de vacalia intranet i altres, fusionant-ho mitjança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3">webservices de manera segura i ò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8">10</text:span>h</text:p>
          </table:table-cell>
        </table:table-row>
        <table:table-row table:style-name="Taula2.2">
          <table:table-cell table:style-name="Taula2.A2" office:value-type="string">
            <text:p text:style-name="P20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3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6">8</text:span>h</text:p>
          </table:table-cell>
        </table:table-row>
        <table:table-row table:style-name="Taula2.2">
          <table:table-cell table:style-name="Taula2.A2" office:value-type="string">
            <text:p text:style-name="P18">Optimitzant i testejant la web de l'Hotel del projecte, a més de més refactoritz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8">8</text:span>h</text:p>
          </table:table-cell>
        </table:table-row>
        <table:table-row table:style-name="Taula2.2">
          <table:table-cell table:style-name="Taula2.A2" office:value-type="string">
            <text:p text:style-name="P22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31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7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30">he après <text:span text:style-name="T12">maneres</text:span> ben <text:span text:style-name="T9">i</text:span><text:span text:style-name="T5">nteressant</text:span><text:span text:style-name="T9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30"><text:span text:style-name="T5">y ExpressJS en fullstack</text:span>, he après noves <text:span text:style-name="T12">maneres</text:span><text:span text:style-name="T11"> de treballar a una empresa de </text:span><text:span text:style-name="T10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1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9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45:53.686000000</dc:date>
    <meta:editing-cycles>17</meta:editing-cycles>
    <meta:editing-duration>P23DT23H15M30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1" meta:word-count="263" meta:character-count="1636" meta:non-whitespace-character-count="1410"/>
  </office:meta>
</office:document-meta>
</file>